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">
      <style:table-cell-properties fo:background-color="#ff00ff"/>
    </style:style>
    <style:style style:name="ce3" style:family="table-cell" style:parent-style-name="Default">
      <style:table-cell-properties fo:background-color="#ff00ff"/>
    </style:style>
    <style:style style:name="ce13" style:family="table-cell" style:parent-style-name="Default" style:data-style-name="N110">
      <style:table-cell-properties fo:background-color="#ff00ff"/>
    </style:style>
    <style:style style:name="ce5" style:family="table-cell" style:parent-style-name="Default" style:data-style-name="N2"/>
    <style:style style:name="ce14" style:family="table-cell" style:parent-style-name="Default" style:data-style-name="N1"/>
    <style:style style:name="ce4" style:family="table-cell" style:parent-style-name="Default" style:data-style-name="N2">
      <style:table-cell-properties fo:background-color="#ff00ff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ise 1M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uise</text:p>
          </table:table-cell>
          <table:table-cell table:style-name="ce1" table:formula="of:=10*60-[.B7]" office:value-type="float" office:value="594" calcext:value-type="float">
            <text:p>594</text:p>
          </table:table-cell>
          <table:table-cell office:value-type="string" calcext:value-type="string">
            <text:p>s</text:p>
          </table:table-cell>
          <table:table-cell table:style-name="ce12" table:formula="of:=[.B6]*[.B3]" office:value-type="float" office:value="1188" calcext:value-type="float">
            <text:p>1188</text:p>
          </table:table-cell>
          <table:table-cell office:value-type="string" calcext:value-type="string">
            <text:p>mA.s</text:p>
          </table:table-cell>
          <table:table-cell table:style-name="ce6" table:formula="of:=[.D6]/[.D9]" office:value-type="percentage" office:value="0.868421052631579" calcext:value-type="percentage">
            <text:p>86,84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7]*[.B4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7]/[.D9]" office:value-type="percentage" office:value="0.131578947368421" calcext:value-type="percentage">
            <text:p>13,16 %</text:p>
          </table:table-cell>
          <table:table-cell/>
        </table:table-row>
        <table:table-row table:style-name="ro1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total conso /10min</text:p>
          </table:table-cell>
          <table:table-cell table:number-columns-repeated="2"/>
          <table:table-cell table:style-name="ce12" table:formula="of:=[.D6]+[.D7]" office:value-type="float" office:value="1368" calcext:value-type="float">
            <text:p>1368</text:p>
          </table:table-cell>
          <table:table-cell office:value-type="string" calcext:value-type="string">
            <text:p>mA.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uissance moy</text:p>
          </table:table-cell>
          <table:table-cell table:number-columns-repeated="2"/>
          <table:table-cell table:style-name="ce13" table:formula="of:=[.D9]/1000*3.3/600" office:value-type="float" office:value="0.007524" calcext:value-type="float">
            <text:p>0,0075</text:p>
          </table:table-cell>
          <table:table-cell office:value-type="string" calcext:value-type="string">
            <text:p>W</text:p>
          </table:table-cell>
          <table:table-cell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6]+[.D7]+[.D9])/3600" office:value-type="float" office:value="109.44" calcext:value-type="float">
            <text:p>109,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style-name="ce14" table:formula="of:=[.D12]*30" office:value-type="float" office:value="3283.2" calcext:value-type="float">
            <text:p>3283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style-name="ce14" table:formula="of:=[.D12]*365" office:value-type="float" office:value="39945.6" calcext:value-type="float">
            <text:p>39946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@3,6V</text:p>
          </table:table-cell>
          <table:table-cell table:style-name="ce14" table:formula="of:=[.D14]/1000*3.6" office:value-type="float" office:value="143.80416" calcext:value-type="float">
            <text:p>144</text:p>
          </table:table-cell>
          <table:table-cell office:value-type="string" calcext:value-type="string">
            <text:p>W.h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crui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sleep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veil deepsleep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mometer measure</text:p>
          </table:table-cell>
          <table:table-cell table:style-name="ce1" office:value-type="float" office:value="0.05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B18]*[.B23]" office:value-type="float" office:value="0.7" calcext:value-type="float">
            <text:p>0,7</text:p>
          </table:table-cell>
          <table:table-cell office:value-type="string" calcext:value-type="string">
            <text:p>mA.s</text:p>
          </table:table-cell>
          <table:table-cell/>
          <table:table-cell office:value-type="string" calcext:value-type="string">
            <text:p>10 mesures de 5s </text:p>
          </table:table-cell>
        </table:table-row>
        <table:table-row table:style-name="ro1">
          <table:table-cell office:value-type="string" calcext:value-type="string">
            <text:p>wind_vane</text:p>
          </table:table-cell>
          <table:table-cell table:style-name="ce1" office:value-type="float" office:value="0.12" calcext:value-type="float">
            <text:p>0,12</text:p>
          </table:table-cell>
          <table:table-cell office:value-type="string" calcext:value-type="string">
            <text:p>s</text:p>
          </table:table-cell>
          <table:table-cell table:formula="of:=[.B18]*[.B24]" office:value-type="float" office:value="1.68" calcext:value-type="float">
            <text:p>1,68</text:p>
          </table:table-cell>
          <table:table-cell office:value-type="string" calcext:value-type="string">
            <text:p>mA.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mesures / 10 min</text:p>
          </table:table-cell>
          <table:table-cell/>
          <table:table-cell table:style-name="ce3" table:formula="of:=([.D23]+[.D24])*2" office:value-type="float" office:value="4.76" calcext:value-type="float">
            <text:p>4,76</text:p>
          </table:table-cell>
          <table:table-cell office:value-type="string" calcext:value-type="string">
            <text:p>total mA.s</text:p>
          </table:table-cell>
          <table:table-cell table:style-name="ce6" table:formula="of:=[.D25]/SUM([.D$25:.D$28])" office:value-type="percentage" office:value="0.0210390273958192" calcext:value-type="percentage">
            <text:p>2,10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26]*[.B20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26]/SUM([.D$25:.D$28])" office:value-type="percentage" office:value="0.795593472951148" calcext:value-type="percentage">
            <text:p>79,56 %</text:p>
          </table:table-cell>
          <table:table-cell/>
        </table:table-row>
        <table:table-row table:style-name="ro1">
          <table:table-cell office:value-type="string" calcext:value-type="string">
            <text:p>Total / 10 min</text:p>
          </table:table-cell>
          <table:table-cell table:formula="of:=([.B23]+[.B24])*2+[.B26]+[.B22]" office:value-type="float" office:value="7.34" calcext:value-type="float">
            <text:p>7,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table:formula="of:=[.D27]/SUM([.D$25:.D$28])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deepsleep</text:p>
          </table:table-cell>
          <table:table-cell table:formula="of:=10*60-[.B27]" office:value-type="float" office:value="592.66" calcext:value-type="float">
            <text:p>592,66</text:p>
          </table:table-cell>
          <table:table-cell office:value-type="string" calcext:value-type="string">
            <text:p>s</text:p>
          </table:table-cell>
          <table:table-cell table:style-name="ce4" table:formula="of:=[.B28]*[.B19]" office:value-type="float" office:value="41.4862" calcext:value-type="float">
            <text:p>41,49</text:p>
          </table:table-cell>
          <table:table-cell office:value-type="string" calcext:value-type="string">
            <text:p>mA.s</text:p>
          </table:table-cell>
          <table:table-cell table:style-name="ce6" table:formula="of:=[.D28]/SUM([.D$25:.D$28])" office:value-type="percentage" office:value="0.183367499653033" calcext:value-type="percentage">
            <text:p>18,34 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25]+[.D26]+[.D28])/3600" office:value-type="float" office:value="9.049848" calcext:value-type="float">
            <text:p>9,05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formula="of:=[.D30]*30" office:value-type="float" office:value="271.49544" calcext:value-type="float">
            <text:p>271,495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formula="of:=[.D30]*365" office:value-type="float" office:value="3303.19452" calcext:value-type="float">
            <text:p>3303,19452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@3,6V</text:p>
          </table:table-cell>
          <table:table-cell table:style-name="ce14" table:formula="of:=[.D32]/1000*3.6" office:value-type="float" office:value="11.891500272" calcext:value-type="float">
            <text:p>12</text:p>
          </table:table-cell>
          <table:table-cell office:value-type="string" calcext:value-type="string">
            <text:p>W.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6:42:29.979522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21:45:43.375290080</meta:creation-date>
    <dc:date>2021-05-30T06:44:12.278397970</dc:date>
    <meta:editing-duration>PT3H50M23S</meta:editing-duration>
    <meta:editing-cycles>10</meta:editing-cycles>
    <meta:generator>LibreOffice/6.0.7.3$Linux_X86_64 LibreOffice_project/00m0$Build-3</meta:generator>
    <meta:document-statistic meta:table-count="1" meta:cell-count="94" meta:object-count="0"/>
  </office:meta>
</office:document-meta>
</file>